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ab904" style:font-name-asian="Nimbus Mono L"/>
    </style:style>
    <style:style style:name="P2" style:family="paragraph" style:parent-style-name="Standard">
      <style:text-properties style:font-name="Nimbus Mono L" officeooo:rsid="0014c351" officeooo:paragraph-rsid="000ab904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ab90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934b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f50a6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01ccc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1d85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76a6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9088a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ab045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3a1fd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d8113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f79b9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0f65f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b403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c6a0a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3e27db" style:font-name-asian="Nimbus Mono L"/>
    </style:style>
    <style:style style:name="P18" style:family="paragraph" style:parent-style-name="Preformatted_20_Text">
      <style:text-properties style:font-name="Nimbus Mono L" officeooo:rsid="002d8113" officeooo:paragraph-rsid="002d81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76a66" fo:background-color="#009933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0f65f" fo:background-color="#ff0000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b4031" fo:background-color="#ff0000" style:font-name-asian="Nimbus Mono L"/>
    </style:style>
    <style:style style:name="P22" style:family="paragraph" style:parent-style-name="Preformatted_20_Text">
      <style:text-properties fo:color="#ff66cc" style:font-name="Nimbus Mono L" officeooo:rsid="0007e423" officeooo:paragraph-rsid="003e27db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0b934b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a6a74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176a66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f4f15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53a652" style:font-name-asian="Nimbus Mono L"/>
    </style:style>
    <style:style style:name="P28" style:family="paragraph" style:parent-style-name="Preformatted_20_Text">
      <style:text-properties style:font-name="Nimbus Mono L" officeooo:rsid="004a6a74" officeooo:paragraph-rsid="004a6a74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b00f3"/>
    </style:style>
    <style:style style:name="T7" style:family="text">
      <style:text-properties officeooo:rsid="000a4e2c"/>
    </style:style>
    <style:style style:name="T8" style:family="text">
      <style:text-properties officeooo:rsid="000b934b"/>
    </style:style>
    <style:style style:name="T9" style:family="text">
      <style:text-properties officeooo:rsid="000f50a6"/>
    </style:style>
    <style:style style:name="T10" style:family="text">
      <style:text-properties officeooo:rsid="00176a66"/>
    </style:style>
    <style:style style:name="T11" style:family="text">
      <style:text-properties officeooo:rsid="0019088a"/>
    </style:style>
    <style:style style:name="T12" style:family="text">
      <style:text-properties officeooo:rsid="0019fc20"/>
    </style:style>
    <style:style style:name="T13" style:family="text">
      <style:text-properties officeooo:rsid="00232a1e"/>
    </style:style>
    <style:style style:name="T14" style:family="text">
      <style:text-properties officeooo:rsid="002d8113"/>
    </style:style>
    <style:style style:name="T15" style:family="text">
      <style:text-properties officeooo:rsid="0007e423"/>
    </style:style>
    <style:style style:name="T16" style:family="text">
      <style:text-properties officeooo:rsid="002f0350"/>
    </style:style>
    <style:style style:name="T17" style:family="text">
      <style:text-properties officeooo:rsid="002f79b9"/>
    </style:style>
    <style:style style:name="T18" style:family="text">
      <style:text-properties fo:color="#ff66cc"/>
    </style:style>
    <style:style style:name="T19" style:family="text">
      <style:text-properties fo:color="#ff66cc" officeooo:rsid="002f79b9"/>
    </style:style>
    <style:style style:name="T20" style:family="text">
      <style:text-properties fo:color="#ff66cc" officeooo:rsid="0030f65f"/>
    </style:style>
    <style:style style:name="T21" style:family="text">
      <style:text-properties fo:color="#ff66cc" officeooo:rsid="0038790e"/>
    </style:style>
    <style:style style:name="T22" style:family="text">
      <style:text-properties fo:color="#ff66cc" officeooo:rsid="0039e997"/>
    </style:style>
    <style:style style:name="T23" style:family="text">
      <style:text-properties fo:color="#ff66cc" officeooo:rsid="003a41fd"/>
    </style:style>
    <style:style style:name="T24" style:family="text">
      <style:text-properties fo:color="#ff66cc" officeooo:rsid="003b4031"/>
    </style:style>
    <style:style style:name="T25" style:family="text">
      <style:text-properties fo:color="#ff66cc" officeooo:rsid="00566f4a"/>
    </style:style>
    <style:style style:name="T26" style:family="text">
      <style:text-properties fo:color="#ff66cc" officeooo:rsid="003c6a0a"/>
    </style:style>
    <style:style style:name="T27" style:family="text">
      <style:text-properties fo:color="#ff66cc" officeooo:rsid="003e27db"/>
    </style:style>
    <style:style style:name="T28" style:family="text">
      <style:text-properties fo:color="#ff66cc" fo:background-color="#ffff99" loext:char-shading-value="0"/>
    </style:style>
    <style:style style:name="T29" style:family="text">
      <style:text-properties fo:color="#ff66cc" officeooo:rsid="0044699c" fo:background-color="#ffff99" loext:char-shading-value="0"/>
    </style:style>
    <style:style style:name="T30" style:family="text">
      <style:text-properties fo:color="#ff66cc" officeooo:rsid="004a6a74"/>
    </style:style>
    <style:style style:name="T31" style:family="text">
      <style:text-properties officeooo:rsid="0030f65f"/>
    </style:style>
    <style:style style:name="T32" style:family="text">
      <style:text-properties fo:background-color="#ff0000" loext:char-shading-value="0"/>
    </style:style>
    <style:style style:name="T33" style:family="text">
      <style:text-properties officeooo:rsid="0030f65f" fo:background-color="#ff0000" loext:char-shading-value="0"/>
    </style:style>
    <style:style style:name="T34" style:family="text">
      <style:text-properties fo:background-color="#ffffff" loext:char-shading-value="0"/>
    </style:style>
    <style:style style:name="T35" style:family="text">
      <style:text-properties officeooo:rsid="0030f65f" fo:background-color="#ffffff" loext:char-shading-value="0"/>
    </style:style>
    <style:style style:name="T36" style:family="text">
      <style:text-properties fo:background-color="#ffff99" loext:char-shading-value="0"/>
    </style:style>
    <style:style style:name="T37" style:family="text">
      <style:text-properties officeooo:rsid="0030f65f" fo:background-color="#ffff99" loext:char-shading-value="0"/>
    </style:style>
    <style:style style:name="T38" style:family="text">
      <style:text-properties officeooo:rsid="000f50a6" fo:background-color="#ffff99" loext:char-shading-value="0"/>
    </style:style>
    <style:style style:name="T39" style:family="text">
      <style:text-properties officeooo:rsid="000f50a6" fo:background-color="#ffff99" loext:char-shading-value="0"/>
    </style:style>
    <style:style style:name="T40" style:family="text">
      <style:text-properties officeooo:rsid="0042cc03" fo:background-color="#ffff99" loext:char-shading-value="0"/>
    </style:style>
    <style:style style:name="T41" style:family="text">
      <style:text-properties officeooo:rsid="0045dce3" fo:background-color="#ffff99" loext:char-shading-value="0"/>
    </style:style>
    <style:style style:name="T42" style:family="text">
      <style:text-properties officeooo:rsid="00528316" fo:background-color="#ffff99" loext:char-shading-value="0"/>
    </style:style>
    <style:style style:name="T43" style:family="text">
      <style:text-properties officeooo:rsid="0053a652" fo:background-color="#ffff99" loext:char-shading-value="0"/>
    </style:style>
    <style:style style:name="T44" style:family="text">
      <style:text-properties officeooo:rsid="0039e997"/>
    </style:style>
    <style:style style:name="T45" style:family="text">
      <style:text-properties officeooo:rsid="003b4031"/>
    </style:style>
    <style:style style:name="T46" style:family="text">
      <style:text-properties officeooo:rsid="003c6a0a"/>
    </style:style>
    <style:style style:name="T47" style:family="text">
      <style:text-properties officeooo:rsid="003e27db"/>
    </style:style>
    <style:style style:name="T48" style:family="text">
      <style:text-properties officeooo:rsid="000f50a6" fo:background-color="#ffff00" loext:char-shading-value="0"/>
    </style:style>
    <style:style style:name="T49" style:family="text">
      <style:text-properties officeooo:rsid="0045dce3" fo:background-color="#ff3333" loext:char-shading-value="0"/>
    </style:style>
    <style:style style:name="T50" style:family="text">
      <style:text-properties officeooo:rsid="000f50a6" fo:background-color="#ff3333" loext:char-shading-value="0"/>
    </style:style>
    <style:style style:name="T51" style:family="text">
      <style:text-properties officeooo:rsid="004a6a74"/>
    </style:style>
    <style:style style:name="T52" style:family="text">
      <style:text-properties officeooo:rsid="004f4f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李军滔</text:p>
      <text:p text:style-name="P1">模块名:工商管理<text:span text:style-name="T20">(粉色字体代表在原基础上添加了的字段和方法)</text:span></text:p>
      <text:p text:style-name="P3"><text:tab/>导航下拉名_1:工商注册年检变更</text:p>
      <text:p text:style-name="P3"><text:tab/><text:tab/>导航名_1:<text:bookmark-start text:name="__DdeLink__1368_1114225884"/>工商注册<text:bookmark-end text:name="__DdeLink__1368_1114225884"/>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"/>字段名称_<text:span text:style-name="T2">1</text:span>:注册公司名称</text:p>
      <text:p text:style-name="P3"><text:tab/><text:tab/><text:tab/><text:tab/>字段名称_<text:span text:style-name="T2">2</text:span>:<text:bookmark-start text:name="__DdeLink__972_1826826792"/>注册号<text:bookmark-end text:name="__DdeLink__972_1826826792"/>/统一社会信用代码</text:p>
      <text:p text:style-name="P3"><text:tab/><text:tab/><text:tab/><text:tab/><text:span text:style-name="T18">字段名称_</text:span><text:span text:style-name="T19">3:</text:span><text:bookmark-start text:name="__DdeLink__815_191712924"/><text:span text:style-name="T19">成立日期</text:span><text:bookmark-end text:name="__DdeLink__815_191712924"/></text:p>
      <text:p text:style-name="P3"><text:tab/><text:tab/><text:tab/><text:tab/>字段名称_<text:span text:style-name="T17">4</text:span>:<text:bookmark-start text:name="__DdeLink__975_1826826792"/>经营<text:bookmark-end text:name="__DdeLink__975_1826826792"/>期限</text:p>
      <text:p text:style-name="P3"><text:tab/><text:tab/><text:tab/><text:tab/>字段名称_<text:span text:style-name="T17">5</text:span>:<text:bookmark-start text:name="__DdeLink__978_1826826792"/>注册<text:bookmark-end text:name="__DdeLink__978_1826826792"/>类型</text:p>
      <text:p text:style-name="P3"><text:tab/><text:tab/><text:tab/><text:tab/>字段名称_<text:span text:style-name="T17">6</text:span>:<text:bookmark-start text:name="__DdeLink__983_1826826792"/>注册<text:bookmark-end text:name="__DdeLink__983_1826826792"/>资本<text:tab/><text:tab/><text:tab/><text:tab/></text:p>
      <text:p text:style-name="P3"><text:tab/><text:tab/><text:tab/><text:tab/>字段名称_<text:span text:style-name="T17">7</text:span>:<text:bookmark-start text:name="__DdeLink__986_1826826792"/>经营<text:bookmark-end text:name="__DdeLink__986_1826826792"/>范围</text:p>
      <text:p text:style-name="P13"><text:tab/><text:tab/><text:tab/><text:tab/><text:span text:style-name="T18">字段名称_</text:span><text:span text:style-name="T20">8</text:span><text:span text:style-name="T19">:</text:span><text:bookmark-start text:name="__DdeLink__817_191712924"/><text:span text:style-name="T19">许可经营范围</text:span><text:bookmark-end text:name="__DdeLink__817_191712924"/></text:p>
      <text:p text:style-name="P3"><text:tab/><text:tab/><text:tab/><text:tab/>字段名称_<text:span text:style-name="T31">9</text:span>:<text:bookmark-start text:name="__DdeLink__991_1826826792"/>法人<text:bookmark-end text:name="__DdeLink__991_1826826792"/></text:p>
      <text:p text:style-name="P13"><text:tab/><text:tab/><text:tab/><text:tab/>字段名称_<text:span text:style-name="T31">10</text:span>:<text:bookmark-start text:name="__DdeLink__994_1826826792"/>股东<text:bookmark-end text:name="__DdeLink__994_1826826792"/>:<text:bookmark-start text:name="__DdeLink__996_1826826792"/><text:bookmark-start text:name="__DdeLink__528_1993623062"/>股权<text:bookmark-end text:name="__DdeLink__996_1826826792"/><text:bookmark-end text:name="__DdeLink__528_1993623062"/>比例</text:p>
      <text:p text:style-name="P3"><text:tab/><text:tab/><text:tab/><text:tab/>字段名称_<text:span text:style-name="T5">11</text:span>:地址</text:p>
      <text:p text:style-name="P13"><text:tab/><text:tab/><text:tab/><text:tab/><text:span text:style-name="T18">字段名称_</text:span><text:span text:style-name="T20">12</text:span><text:span text:style-name="T19">:</text:span><text:bookmark-start text:name="__DdeLink__819_191712924"/><text:span text:style-name="T19">状态</text:span><text:bookmark-end text:name="__DdeLink__819_191712924"/></text:p>
      <text:p text:style-name="P13"><text:span text:style-name="T19"><text:tab/><text:tab/><text:tab/><text:tab/></text:span><text:span text:style-name="T18">字段名称_</text:span><text:span text:style-name="T20">13</text:span><text:span text:style-name="T19">:</text:span><text:bookmark-start text:name="__DdeLink__821_191712924"/><text:span text:style-name="T19">核发日期</text:span><text:bookmark-end text:name="__DdeLink__821_191712924"/></text:p>
      <text:p text:style-name="P13"><text:span text:style-name="T19"><text:tab/><text:tab/><text:tab/><text:tab/></text:span><text:span text:style-name="T18">字段名称_</text:span><text:span text:style-name="T20">14</text:span><text:span text:style-name="T19">:</text:span><text:bookmark-start text:name="__DdeLink__823_191712924"/><text:span text:style-name="T19">登记机关</text:span><text:bookmark-end text:name="__DdeLink__823_191712924"/></text:p>
      <text:p text:style-name="P13"><text:span text:style-name="T19"><text:tab/><text:tab/><text:tab/><text:tab/></text:span><text:span text:style-name="T18">字段名称_</text:span><text:span text:style-name="T20">15</text:span><text:span text:style-name="T19">:</text:span><text:bookmark-start text:name="__DdeLink__825_191712924"/><text:span text:style-name="T19">组织结构成员名称</text:span><text:bookmark-end text:name="__DdeLink__825_191712924"/></text:p>
      <text:p text:style-name="P13"><text:span text:style-name="T19"><text:tab/><text:tab/><text:tab/><text:tab/></text:span><text:span text:style-name="T18">字段名称_</text:span><text:span text:style-name="T20">16</text:span><text:span text:style-name="T19">:</text:span><text:bookmark-start text:name="__DdeLink__827_191712924"/><text:span text:style-name="T19">职务</text:span><text:bookmark-end text:name="__DdeLink__827_191712924"/></text:p>
      <text:p text:style-name="P13"><text:span text:style-name="T19"><text:tab/><text:tab/><text:tab/><text:tab/></text:span><text:span text:style-name="T18">字段名称_</text:span><text:span text:style-name="T20">17</text:span><text:span text:style-name="T19">:</text:span><text:bookmark-start text:name="__DdeLink__829_191712924"/><text:span text:style-name="T19">职务产生方式</text:span><text:bookmark-end text:name="__DdeLink__829_191712924"/></text:p>
      <text:p text:style-name="P13"><text:span text:style-name="T19"><text:tab/><text:tab/><text:tab/><text:tab/></text:span><text:span text:style-name="T18">字段名称_</text:span><text:span text:style-name="T20">18</text:span><text:span text:style-name="T19">:</text:span><text:bookmark-start text:name="__DdeLink__831_191712924"/><text:span text:style-name="T19">是否法定代表人</text:span><text:bookmark-end text:name="__DdeLink__831_191712924"/></text:p>
      <text:p text:style-name="P13"><text:span text:style-name="T19"><text:tab/><text:tab/><text:tab/><text:tab/></text:span><text:span text:style-name="T18">字段名称_</text:span><text:span text:style-name="T20">19</text:span><text:span text:style-name="T19">:</text:span><text:bookmark-start text:name="__DdeLink__833_191712924"/><text:span text:style-name="T19">网址</text:span><text:bookmark-end text:name="__DdeLink__833_191712924"/></text:p>
      <text:p text:style-name="P3"><text:tab/><text:tab/><text:tab/><text:tab/>字段名称_<text:span text:style-name="T31">20</text:span>:<text:bookmark-start text:name="__DdeLink__1370_1114225884"/>相关<text:bookmark-end text:name="__DdeLink__1370_1114225884"/>资料（名称）</text:p>
      <text:p text:style-name="P3"><text:tab/><text:tab/><text:tab/><text:tab/>字段名称_<text:span text:style-name="T31">21</text:span>:备注<text:bookmark-end text:name="__DdeLink__1277_581673998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6">2</text:span>:添加 <text:s/>功能类型:编辑 (有网格/树形/编辑可选)</text:p>
      <text:p text:style-name="P14"><text:tab/><text:tab/><text:tab/><text:tab/>字段名称_<text:span text:style-name="T2">1</text:span>:注册公司名称<text:tab/><text:tab/>字段类型:文本<text:span text:style-name="T31">框 必填</text:span></text:p>
      <text:p text:style-name="P14"><text:tab/><text:tab/><text:tab/><text:tab/>字段名称_<text:span text:style-name="T2">2</text:span>:<text:bookmark-start text:name="__DdeLink__972_18268267921"/>注册号<text:bookmark-end text:name="__DdeLink__972_18268267921"/>/统一社会信用代码 字段类型:文本<text:span text:style-name="T31">框 必填</text:span></text:p>
      <text:p text:style-name="P14"><text:tab/><text:tab/><text:tab/><text:tab/><text:span text:style-name="T18">字段名称_</text:span><text:span text:style-name="T19">3:成立日期<text:tab/><text:tab/><text:tab/></text:span><text:span text:style-name="T18">字段类型:时间</text:span><text:span text:style-name="T20">框(年月日) 必填</text:span></text:p>
      <text:p text:style-name="P14"><text:tab/><text:tab/><text:tab/><text:tab/>字段名称_<text:span text:style-name="T17">4</text:span>:<text:bookmark-start text:name="__DdeLink__975_18268267921"/>经营<text:bookmark-end text:name="__DdeLink__975_18268267921"/>期限<text:tab/>字段类型:文本<text:span text:style-name="T31">框</text:span><text:span text:style-name="T37">(时间段,有两个文本框格式为:什么至什么,前面的那个是必填的,后面的不必填)</text:span></text:p>
      <text:p text:style-name="P14"><text:tab/><text:tab/><text:tab/><text:tab/>字段名称_<text:span text:style-name="T17">5</text:span>:<text:bookmark-start text:name="__DdeLink__978_18268267921"/>注册<text:bookmark-end text:name="__DdeLink__978_18268267921"/>类型<text:tab/><text:tab/>字段类型:文本<text:span text:style-name="T31">框 必填</text:span></text:p>
      <text:p text:style-name="P14"><text:tab/><text:tab/><text:tab/><text:tab/>字段名称_<text:span text:style-name="T17">6</text:span>:<text:bookmark-start text:name="__DdeLink__983_18268267921"/>注册<text:bookmark-end text:name="__DdeLink__983_18268267921"/>资本<text:tab/><text:tab/>字段类型:文本<text:span text:style-name="T31">框 必填</text:span><text:tab/><text:tab/></text:p>
      <text:p text:style-name="P14"><text:tab/><text:tab/><text:tab/><text:tab/>字段名称_<text:span text:style-name="T17">7</text:span>:<text:bookmark-start text:name="__DdeLink__986_18268267921"/>经营<text:bookmark-end text:name="__DdeLink__986_18268267921"/>范围<text:tab/><text:tab/>字段类型:文本<text:span text:style-name="T31">框 必填</text:span></text:p>
      <text:p text:style-name="P14"><text:tab/><text:tab/><text:tab/><text:tab/><text:span text:style-name="T18">字段名称_</text:span><text:span text:style-name="T20">8</text:span><text:span text:style-name="T19">:许可经营范围<text:tab/></text:span><text:span text:style-name="T18">字段类型:文本</text:span><text:span text:style-name="T20">框 非必填</text:span></text:p>
      <text:p text:style-name="P14"><text:tab/><text:tab/><text:tab/><text:tab/>字段名称_<text:span text:style-name="T31">9</text:span>:<text:bookmark-start text:name="__DdeLink__991_18268267921"/>法人<text:bookmark-end text:name="__DdeLink__991_18268267921"/><text:tab/><text:tab/>字段类型:文本<text:span text:style-name="T31">框 必填</text:span></text:p>
      <text:p text:style-name="P14"><text:tab/><text:tab/><text:tab/><text:tab/><text:span text:style-name="T32">字段名称_</text:span><text:span text:style-name="T33">10</text:span><text:span text:style-name="T32">:</text:span><text:bookmark-start text:name="__DdeLink__994_18268267921"/><text:span text:style-name="T32">股东</text:span><text:bookmark-end text:name="__DdeLink__994_18268267921"/></text:p>
      <text:p text:style-name="P20"><text:tab/><text:tab/><text:tab/><text:tab/>字段名称_<text:span text:style-name="T31">10:</text:span><text:bookmark-start text:name="__DdeLink__528_19936230621"/><text:bookmark-start text:name="__DdeLink__996_18268267921"/>股权<text:bookmark-end text:name="__DdeLink__528_19936230621"/><text:bookmark-end text:name="__DdeLink__996_18268267921"/>比例 <text:span text:style-name="T34"><text:s/></text:span><text:span text:style-name="T35">(</text:span><text:span text:style-name="T36">这两个字段</text:span><text:span text:style-name="T37">是属于成对出现的一一对应的,是可以有多对</text:span><text:span text:style-name="T40">)</text:span></text:p>
      <text:p text:style-name="P14"><text:tab/><text:tab/><text:tab/><text:tab/>字段名称_<text:span text:style-name="T5">11</text:span>:地址<text:tab/><text:tab/>字段类型:文本<text:span text:style-name="T44">框 必填</text:span></text:p>
      <text:p text:style-name="P14"><text:tab/><text:tab/><text:tab/><text:tab/><text:span text:style-name="T18">字段名称_</text:span><text:span text:style-name="T20">12</text:span><text:span text:style-name="T19">:状态<text:tab/><text:tab/>字段类型:下拉</text:span><text:span text:style-name="T21">框</text:span><text:span text:style-name="T22">(开业/歇业/结业)必填</text:span></text:p>
      <text:p text:style-name="P14"><text:span text:style-name="T19"><text:tab/><text:tab/><text:tab/><text:tab/></text:span><text:span text:style-name="T18">字段名称_</text:span><text:span text:style-name="T20">13</text:span><text:span text:style-name="T19">:核发日期<text:tab/><text:tab/>字段类型:时间</text:span><text:span text:style-name="T23">框(年月日)必填</text:span></text:p>
      <text:p text:style-name="P14"><text:span text:style-name="T19"><text:tab/><text:tab/><text:tab/><text:tab/></text:span><text:span text:style-name="T18">字段名称_</text:span><text:span text:style-name="T20">14</text:span><text:span text:style-name="T19">:登记机关<text:tab/><text:tab/>字段类型:文本</text:span><text:span text:style-name="T24">框 必填</text:span></text:p>
      <text:p text:style-name="P14"><text:span text:style-name="T19"><text:tab/><text:tab/><text:tab/><text:tab/></text:span><text:span text:style-name="T18">字段名称_</text:span><text:span text:style-name="T20">15</text:span><text:span text:style-name="T19">:组织结构成员名称 字段类型:文本</text:span><text:span text:style-name="T24">框 必填</text:span></text:p>
      <text:p text:style-name="P14"><text:span text:style-name="T19"><text:tab/><text:tab/><text:tab/><text:tab/></text:span><text:span text:style-name="T18">字段名称_</text:span><text:span text:style-name="T20">16</text:span><text:span text:style-name="T19">:职务<text:tab/><text:tab/> <text:s/>字段类型:下拉</text:span><text:span text:style-name="T24">框(执行董事兼经理/监事/执行董事/经理)可手填 必填</text:span></text:p>
      <text:p text:style-name="P14"><text:span text:style-name="T19"><text:tab/><text:tab/><text:tab/><text:tab/></text:span><text:span text:style-name="T18">字段名称_</text:span><text:span text:style-name="T20">17</text:span><text:span text:style-name="T19">:职务产生方式 <text:s text:c="4"/>字段类型:文本</text:span><text:span text:style-name="T24">框 <text:s/>非必填</text:span></text:p>
      <text:p text:style-name="P14"><text:span text:style-name="T19"><text:tab/><text:tab/><text:tab/><text:tab/></text:span><text:span text:style-name="T18">字段名称_</text:span><text:span text:style-name="T20">18</text:span><text:span text:style-name="T19">:是否法定代表人<text:tab/> <text:s/>字段类型:下拉</text:span><text:span text:style-name="T24">框(是/否) 必填 <text:s text:c="2"/></text:span></text:p>
      <text:p text:style-name="P14"><text:span text:style-name="T19"><text:tab/><text:tab/><text:tab/><text:tab/></text:span><text:span text:style-name="T18">字段名称_</text:span><text:span text:style-name="T20">19</text:span><text:span text:style-name="T19">:网址<text:tab/><text:tab/> <text:s/>字段类型:文本</text:span><text:span text:style-name="T24">框 非必填</text:span></text:p>
      <text:p text:style-name="P14"><text:tab/><text:tab/><text:tab/><text:tab/>字段名称_<text:span text:style-name="T31">20</text:span>:<text:bookmark-start text:name="__DdeLink__1370_11142258841"/>相关<text:bookmark-end text:name="__DdeLink__1370_11142258841"/>资料（名称） <text:s/>字段类型:文本<text:span text:style-name="T45">框 必填</text:span></text:p>
      <text:p text:style-name="P14"><text:tab/><text:tab/><text:tab/><text:tab/>字段名称_<text:span text:style-name="T31">21</text:span>:备注<text:tab/><text:tab/> <text:s/>字段类型:文本<text:span text:style-name="T45">框 <text:s/>非必填</text:span></text:p>
      <text:p text:style-name="P5"/>
      <text:p text:style-name="P3"><text:tab/><text:tab/><text:tab/><text:tab/></text:p>
      <text:p text:style-name="P3"><text:tab/><text:tab/><text:tab/>功能名字_<text:span text:style-name="T1">3</text:span>:编辑 <text:s/>功能类型:编辑 </text:p>
      <text:p text:style-name="P15"><text:tab/><text:tab/><text:tab/><text:tab/>字段名称_<text:span text:style-name="T2">1</text:span>:注册公司名称<text:tab/><text:tab/>字段类型:文本<text:span text:style-name="T31">框 必填</text:span></text:p>
      <text:p text:style-name="P15"><text:tab/><text:tab/><text:tab/><text:tab/>字段名称_<text:span text:style-name="T2">2</text:span>:<text:bookmark-start text:name="__DdeLink__972_182682679211"/>注册号<text:bookmark-end text:name="__DdeLink__972_182682679211"/>/统一社会信用代码 字段类型:文本<text:span text:style-name="T31">框 必填</text:span></text:p>
      <text:p text:style-name="P15"><text:tab/><text:tab/><text:tab/><text:tab/><text:span text:style-name="T18">字段名称_</text:span><text:span text:style-name="T19">3:成立日期<text:tab/><text:tab/><text:tab/></text:span><text:span text:style-name="T18">字段类型:时间</text:span><text:span text:style-name="T20">框(年月日) 必填</text:span></text:p>
      <text:p text:style-name="P15"><text:soft-page-break/><text:tab/><text:tab/><text:tab/><text:tab/>字段名称_<text:span text:style-name="T17">4</text:span>:<text:bookmark-start text:name="__DdeLink__975_182682679211"/>经营<text:bookmark-end text:name="__DdeLink__975_182682679211"/>期限<text:tab/>字段类型:文本<text:span text:style-name="T31">框</text:span><text:span text:style-name="T37">(时间段,有两个文本框格式为:什么至什么,前面的那个是必填的,后面的不必填)</text:span></text:p>
      <text:p text:style-name="P15"><text:tab/><text:tab/><text:tab/><text:tab/>字段名称_<text:span text:style-name="T17">5</text:span>:<text:bookmark-start text:name="__DdeLink__978_182682679211"/>注册<text:bookmark-end text:name="__DdeLink__978_182682679211"/>类型<text:tab/><text:tab/>字段类型:文本<text:span text:style-name="T31">框 必填</text:span></text:p>
      <text:p text:style-name="P15"><text:tab/><text:tab/><text:tab/><text:tab/>字段名称_<text:span text:style-name="T17">6</text:span>:<text:bookmark-start text:name="__DdeLink__983_182682679211"/>注册<text:bookmark-end text:name="__DdeLink__983_182682679211"/>资本<text:tab/><text:tab/>字段类型:文本<text:span text:style-name="T31">框 必填</text:span><text:tab/><text:tab/></text:p>
      <text:p text:style-name="P15"><text:tab/><text:tab/><text:tab/><text:tab/>字段名称_<text:span text:style-name="T17">7</text:span>:<text:bookmark-start text:name="__DdeLink__986_182682679211"/>经营<text:bookmark-end text:name="__DdeLink__986_182682679211"/>范围<text:tab/><text:tab/>字段类型:文本<text:span text:style-name="T31">框 必填</text:span></text:p>
      <text:p text:style-name="P15"><text:tab/><text:tab/><text:tab/><text:tab/><text:span text:style-name="T18">字段名称_</text:span><text:span text:style-name="T20">8</text:span><text:span text:style-name="T19">:许可经营范围<text:tab/></text:span><text:span text:style-name="T18">字段类型:文本</text:span><text:span text:style-name="T20">框 非必填</text:span></text:p>
      <text:p text:style-name="P15"><text:tab/><text:tab/><text:tab/><text:tab/>字段名称_<text:span text:style-name="T31">9</text:span>:<text:bookmark-start text:name="__DdeLink__991_182682679211"/>法人<text:bookmark-end text:name="__DdeLink__991_182682679211"/><text:tab/><text:tab/>字段类型:文本<text:span text:style-name="T31">框 必填</text:span></text:p>
      <text:p text:style-name="P15"><text:tab/><text:tab/><text:tab/><text:tab/><text:span text:style-name="T32">字段名称_</text:span><text:span text:style-name="T33">10</text:span><text:span text:style-name="T32">:</text:span><text:bookmark-start text:name="__DdeLink__994_182682679211"/><text:span text:style-name="T32">股东</text:span><text:bookmark-end text:name="__DdeLink__994_182682679211"/></text:p>
      <text:p text:style-name="P21"><text:tab/><text:tab/><text:tab/><text:tab/>字段名称_<text:span text:style-name="T31">10:</text:span><text:bookmark-start text:name="__DdeLink__528_199362306211"/><text:bookmark-start text:name="__DdeLink__996_182682679211"/>股权<text:bookmark-end text:name="__DdeLink__528_199362306211"/><text:bookmark-end text:name="__DdeLink__996_182682679211"/>比例 <text:span text:style-name="T34"><text:s/></text:span><text:span text:style-name="T35">(</text:span><text:span text:style-name="T36">这两个字段</text:span><text:span text:style-name="T37">是属于成对出现的一一对应的,是可以有多对,前端判断一下,多个的股权比例相加是否等于1,如果不等于,就提示重新填写</text:span></text:p>
      <text:p text:style-name="P15"><text:tab/><text:tab/><text:tab/><text:tab/>字段名称_<text:span text:style-name="T5">11</text:span>:地址<text:tab/><text:tab/>字段类型:文本<text:span text:style-name="T44">框 必填</text:span></text:p>
      <text:p text:style-name="P15"><text:tab/><text:tab/><text:tab/><text:tab/><text:span text:style-name="T18">字段名称_</text:span><text:span text:style-name="T20">12</text:span><text:span text:style-name="T19">:状态<text:tab/><text:tab/>字段类型:下拉</text:span><text:span text:style-name="T21">框</text:span><text:span text:style-name="T22">(开业/歇业/结业)必填</text:span></text:p>
      <text:p text:style-name="P15"><text:span text:style-name="T19"><text:tab/><text:tab/><text:tab/><text:tab/></text:span><text:span text:style-name="T18">字段名称_</text:span><text:span text:style-name="T20">13</text:span><text:span text:style-name="T19">:核发日期<text:tab/><text:tab/>字段类型:时间</text:span><text:span text:style-name="T23">框(年月日)必填</text:span></text:p>
      <text:p text:style-name="P15"><text:span text:style-name="T19"><text:tab/><text:tab/><text:tab/><text:tab/></text:span><text:span text:style-name="T18">字段名称_</text:span><text:span text:style-name="T20">14</text:span><text:span text:style-name="T19">:登记机关<text:tab/><text:tab/>字段类型:文本</text:span><text:span text:style-name="T24">框 必填</text:span></text:p>
      <text:p text:style-name="P15"><text:span text:style-name="T19"><text:tab/><text:tab/><text:tab/><text:tab/></text:span><text:span text:style-name="T18">字段名称_</text:span><text:span text:style-name="T20">15</text:span><text:span text:style-name="T19">:组织结构成员名称 字段类型:文本</text:span><text:span text:style-name="T24">框 必填</text:span></text:p>
      <text:p text:style-name="P15"><text:span text:style-name="T19"><text:tab/><text:tab/><text:tab/><text:tab/></text:span><text:span text:style-name="T18">字段名称_</text:span><text:span text:style-name="T20">16</text:span><text:span text:style-name="T19">:职务<text:tab/><text:tab/> <text:s/>字段类型:下拉</text:span><text:span text:style-name="T24">框(执行董事兼经理/监事/执行董事/经理)可手填 必填</text:span></text:p>
      <text:p text:style-name="P15"><text:span text:style-name="T19"><text:tab/><text:tab/><text:tab/><text:tab/></text:span><text:span text:style-name="T18">字段名称_</text:span><text:span text:style-name="T20">17</text:span><text:span text:style-name="T19">:职务产生方式 <text:s text:c="4"/>字段类型:文本</text:span><text:span text:style-name="T24">框 <text:s/>非必填</text:span></text:p>
      <text:p text:style-name="P15"><text:span text:style-name="T19"><text:tab/><text:tab/><text:tab/><text:tab/></text:span><text:span text:style-name="T18">字段名称_</text:span><text:span text:style-name="T20">18</text:span><text:span text:style-name="T19">:是否法定代表人<text:tab/> <text:s/>字段类型:下拉</text:span><text:span text:style-name="T24">框(是/否) 必填 <text:s text:c="2"/></text:span></text:p>
      <text:p text:style-name="P15"><text:span text:style-name="T19"><text:tab/><text:tab/><text:tab/><text:tab/></text:span><text:span text:style-name="T18">字段名称_</text:span><text:span text:style-name="T20">19</text:span><text:span text:style-name="T19">:网址<text:tab/><text:tab/> <text:s/>字段类型:文本</text:span><text:span text:style-name="T24">框 非必填</text:span></text:p>
      <text:p text:style-name="P15"><text:tab/><text:tab/><text:tab/><text:tab/>字段名称_<text:span text:style-name="T31">20</text:span>:<text:bookmark-start text:name="__DdeLink__1370_111422588411"/>相关<text:bookmark-end text:name="__DdeLink__1370_111422588411"/>资料（名称） <text:s/>字段类型:文本<text:span text:style-name="T45">框 必填</text:span></text:p>
      <text:p text:style-name="P15"><text:tab/><text:tab/><text:tab/><text:tab/>字段名称_<text:span text:style-name="T31">21</text:span>:备注<text:tab/><text:tab/> <text:s/>字段类型:文本<text:span text:style-name="T45">框 <text:s/>非必填</text:span></text:p>
      <text:p text:style-name="P6"/>
      <text:p text:style-name="P4"><text:tab/><text:tab/><text:tab/>功能名字_<text:span text:style-name="T1">4</text:span>:删除 <text:s/>功能类型:</text:p>
      <text:p text:style-name="P4"><text:tab/><text:tab/><text:tab/><text:tab/>提示:你确定要删除<text:span text:style-name="T52">吗?删除了对应的变更数据也会被删除哦</text:span></text:p>
      <text:p text:style-name="P4"/>
      <text:p text:style-name="P24"><text:tab/><text:tab/><text:tab/>功能名字_<text:span text:style-name="T51">5</text:span>:工商变更 <text:s/>功能类型:编辑</text:p>
      <text:p text:style-name="P28"><text:tab/><text:tab/><text:tab/><text:tab/><text:span text:style-name="T15">字段名称_1:变更日期 <text:s text:c="4"/>标签类型：日期框 必填</text:span></text:p>
      <text:p text:style-name="P24"><text:tab/><text:tab/><text:tab/><text:tab/>字段名称_<text:span text:style-name="T2">2</text:span>:变更原因 <text:s text:c="4"/>标签类型<text:span text:style-name="T9">：文本框 必填</text:span></text:p>
      <text:p text:style-name="P24"><text:tab/><text:tab/><text:tab/><text:tab/><text:span text:style-name="T18">字段名称_</text:span><text:span text:style-name="T26">3</text:span><text:span text:style-name="T18">:</text:span><text:bookmark-start text:name="__DdeLink__991_182682679243"/><text:span text:style-name="T18">变更</text:span><text:bookmark-end text:name="__DdeLink__991_182682679243"/><text:span text:style-name="T18">资料名称</text:span> <text:s text:c="2"/>标签类型<text:span text:style-name="T9">：下拉框</text:span><text:span text:style-name="T38">(公司名称/注册号(统一社会信用代码)/经营期限/注册类型/注册资本/经营范围/法人/股东:股权比例/地址/状态/状态/核发日期/登记机关/组织结构成员名称/职务/职务产生方式/是否法定代表人) 必填 这里根据选中的下拉值去变化变更后内容这个字段的字段类型,这个类型是根据上面工商注册中的字段类型来的,前端进行对应就可以了,特别要注意的是,当用户选中了经营期限和股东:占股比例的时候,就要显示多个文本款来让用户填写了,就如上方的工商注册的添加方法中展示的方式是一样的,包括是否必填</text:span></text:p>
      <text:p text:style-name="P27"><text:span text:style-name="T38"><text:tab/><text:tab/></text:span><text:span text:style-name="T41">(当选中的是</text:span><text:span text:style-name="T50">经营期限</text:span><text:span text:style-name="T41">的时候 </text:span><text:span text:style-name="T37">有两个文本框格式为:什么至什么,前面的那个是必填的,后面的不必填</text:span><text:span text:style-name="T41"> 传字符串给后台,</text:span><text:span text:style-name="T42">前面的文本内容</text:span><text:span text:style-name="T43">”至"</text:span><text:span text:style-name="T42">后面的文本内容 这种格式的形式,如果后面文本的内容为空就不要</text:span><text:span text:style-name="T43">”至"</text:span><text:span text:style-name="T42">了</text:span><text:span text:style-name="T41">)</text:span></text:p>
      <text:p text:style-name="P24"><text:span text:style-name="T38"><text:tab/><text:tab/></text:span><text:span text:style-name="T41">(当选中的是</text:span><text:span text:style-name="T49">状态</text:span><text:span text:style-name="T41">的时候就直接下拉(开业/歇业/结业)不可被编辑 传字符串给后台)</text:span></text:p>
      <text:p text:style-name="P24"><text:span text:style-name="T41"><text:tab/><text:tab/>(当选中的是</text:span><text:span text:style-name="T49">是否法定代表人</text:span><text:span text:style-name="T41">的时候就直接下拉(是/否)不可被编辑 传字符串给后台)</text:span></text:p>
      <text:p text:style-name="P24"><text:tab/><text:tab/><text:tab/><text:tab/>字段名称_<text:span text:style-name="T3">3</text:span>:变更前内容 <text:s text:c="3"/>标签类型<text:span text:style-name="T9">：文本框 只读</text:span><text:span text:style-name="T48">(调用根据id获取一个工商的接口,根据上方所选中的字段对应过来)</text:span></text:p>
      <text:p text:style-name="P24"><text:tab/><text:tab/><text:tab/><text:tab/>字段名称_<text:span text:style-name="T3">4</text:span>:变更后内容 <text:s text:c="3"/>标签类型<text:span text:style-name="T9">：(根据选中的字段是什么类型就是什么内容) 必填</text:span></text:p>
      <text:p text:style-name="P24"><text:tab/><text:tab/><text:tab/><text:tab/>字段名称_<text:span text:style-name="T4">5</text:span>:负责经办人 <text:s text:c="3"/>标签类型<text:span text:style-name="T9">：文本框 必填</text:span><text:tab/></text:p>
      <text:p text:style-name="P24"><text:tab/><text:tab/><text:tab/><text:tab/><text:span text:style-name="T18">字段名称_</text:span><text:span text:style-name="T25">7</text:span><text:span text:style-name="T18">:责任经办</text:span><text:span text:style-name="T26">人联系方式 标签类型:文本</text:span><text:span text:style-name="T27">框 必填</text:span><text:tab/></text:p>
      <text:p text:style-name="P24"><text:tab/><text:tab/><text:tab/><text:tab/>字段名称_<text:span text:style-name="T4">6</text:span>:备注 <text:s text:c="8"/>标签类型<text:span text:style-name="T9">：文本框 必填</text:span></text:p>
      <text:p text:style-name="P24"/>
      <text:p text:style-name="P4"/>
      <text:p text:style-name="P4"><text:tab/><text:tab/><text:tab/>功能名字_<text:span text:style-name="T51">6</text:span>:上传附件 <text:s/>功能类型:</text:p>
      <text:p text:style-name="P7"><text:tab/><text:tab/><text:tab/><text:tab/>字段名称_<text:span text:style-name="T5">1</text:span>:<text:bookmark-start text:name="__DdeLink__1370_1114225884111"/>相关<text:bookmark-end text:name="__DdeLink__1370_1114225884111"/>资料（名称） <text:s/></text:p>
      <text:p text:style-name="P7"/>
      <text:p text:style-name="P4"><text:tab/><text:tab/><text:tab/>功能名字_<text:span text:style-name="T51">7</text:span>:下载 <text:s/>功能类型:</text:p>
      <text:p text:style-name="P8"><text:tab/><text:tab/><text:tab/><text:tab/>字段名称_<text:span text:style-name="T5">1</text:span>:<text:bookmark-start text:name="__DdeLink__1370_1114225884112"/>相关<text:bookmark-end text:name="__DdeLink__1370_1114225884112"/>资料（名称）</text:p>
      <text:p text:style-name="P17"><text:tab/><text:tab/><text:tab/><text:span text:style-name="T18">功能名字_</text:span><text:span text:style-name="T30">8</text:span><text:span text:style-name="T18">:导入 <text:s/>功能类型:导入</text:span></text:p>
      <text:p text:style-name="P22"><text:tab/><text:tab/><text:tab/>功能名字_<text:span text:style-name="T51">9</text:span>:导<text:span text:style-name="T47">出</text:span> <text:s/>功能类型:导出</text:p>
      <text:p text:style-name="P8"><text:tab/></text:p>
      <text:p text:style-name="P8"><text:tab/><text:tab/>导航名_<text:span text:style-name="T10">2</text:span>:<text:bookmark-start text:name="__DdeLink__1368_11142258841"/>工商<text:bookmark-end text:name="__DdeLink__1368_11142258841"/>年检信息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1"/>字段名称_<text:span text:style-name="T2">1</text:span>:公司名称</text:p>
      <text:p text:style-name="P8"><text:soft-page-break/><text:tab/><text:tab/><text:tab/><text:tab/>字段名称_<text:span text:style-name="T2">2</text:span>:报告年份</text:p>
      <text:p text:style-name="P8"><text:tab/><text:tab/><text:tab/><text:tab/>字段名称_<text:span text:style-name="T3">3</text:span>:提交日期</text:p>
      <text:p text:style-name="P8"><text:tab/><text:tab/><text:tab/><text:tab/>字段名称_<text:span text:style-name="T3">4</text:span>:状态<text:span text:style-name="T13">(是否公示)</text:span></text:p>
      <text:p text:style-name="P8"><text:tab/><text:tab/><text:tab/><text:tab/>字段名称_<text:span text:style-name="T4">5</text:span>:<text:bookmark-start text:name="__DdeLink__983_18268267923"/>年报<text:bookmark-end text:name="__DdeLink__983_18268267923"/><text:tab/><text:tab/><text:tab/><text:tab/><text:bookmark-end text:name="__DdeLink__1277_5816739981"/></text:p>
      <text:p text:style-name="P8"><text:tab/><text:tab/><text:tab/><text:tab/></text:p>
      <text:p text:style-name="P8"><text:tab/><text:tab/><text:tab/><text:tab/><text:tab/><text:tab/><text:tab/></text:p>
      <text:p text:style-name="P8"><text:tab/><text:tab/><text:tab/>功能名字_<text:span text:style-name="T6">2</text:span>:添加 <text:s/>功能类型:编辑 (有网格/树形/编辑可选)</text:p>
      <text:p text:style-name="P8"><text:tab/><text:tab/><text:tab/><text:tab/>字段名称_<text:span text:style-name="T2">1</text:span>:公司名称 <text:s text:c="2"/>标签类型:文本框 必填</text:p>
      <text:p text:style-name="P8"><text:tab/><text:tab/><text:tab/><text:tab/>字段名称_<text:span text:style-name="T2">2</text:span>:报告年份 <text:s text:c="2"/>标签类型：日期框 必填</text:p>
      <text:p text:style-name="P8"><text:tab/><text:tab/><text:tab/><text:tab/>字段名称_<text:span text:style-name="T3">3</text:span>:提交日期 <text:s/>标签类型：日期框 必填</text:p>
      <text:p text:style-name="P11"><text:tab/><text:tab/><text:tab/><text:tab/>字段名称_<text:span text:style-name="T3">4</text:span>:状态<text:span text:style-name="T13">(是否公示)</text:span> <text:s text:c="4"/>标签类型:文本框 必填</text:p>
      <text:p text:style-name="P8"><text:tab/><text:tab/><text:tab/><text:tab/>字段名称_<text:span text:style-name="T4">5</text:span>:<text:bookmark-start text:name="__DdeLink__983_182682679231"/>年报<text:bookmark-end text:name="__DdeLink__983_182682679231"/><text:tab/> 标签类型:文本框 必填</text:p>
      <text:p text:style-name="P8"/>
      <text:p text:style-name="P8"><text:tab/><text:tab/><text:tab/><text:tab/></text:p>
      <text:p text:style-name="P8"><text:tab/><text:tab/><text:tab/>功能名字_<text:span text:style-name="T1">3</text:span>:编辑 <text:s/>功能类型:编辑 (有网格/树形/编辑可选)</text:p>
      <text:p text:style-name="P9"><text:tab/><text:tab/><text:tab/><text:tab/>字段名称_<text:span text:style-name="T2">1</text:span>:公司名称 <text:s text:c="2"/>标签类型:文本框 必填</text:p>
      <text:p text:style-name="P9"><text:tab/><text:tab/><text:tab/><text:tab/>字段名称_<text:span text:style-name="T2">2</text:span>:报告年份 <text:s text:c="2"/>标签类型：日期框 必填</text:p>
      <text:p text:style-name="P9"><text:tab/><text:tab/><text:tab/><text:tab/>字段名称_<text:span text:style-name="T3">3</text:span>:提交日期 <text:s/>标签类型：日期框 必填</text:p>
      <text:p text:style-name="P11"><text:tab/><text:tab/><text:tab/><text:tab/>字段名称_<text:span text:style-name="T3">4</text:span>:状态<text:span text:style-name="T13">(是否公示)</text:span> <text:s text:c="4"/>标签类型:文本框 必填</text:p>
      <text:p text:style-name="P9"><text:tab/><text:tab/><text:tab/><text:tab/>字段名称_<text:span text:style-name="T4">5</text:span>:<text:bookmark-start text:name="__DdeLink__983_1826826792311"/>年报<text:bookmark-end text:name="__DdeLink__983_1826826792311"/><text:tab/> 标签类型:文本框 必填</text:p>
      <text:p text:style-name="P8"/>
      <text:p text:style-name="P8"><text:tab/><text:tab/><text:tab/>功能名字_<text:span text:style-name="T1">4</text:span>:删除 <text:s/>功能类型:</text:p>
      <text:p text:style-name="P8"><text:tab/><text:tab/><text:tab/>功能名字_<text:span text:style-name="T7">5</text:span>:上传附件 <text:s/>功能类型:</text:p>
      <text:p text:style-name="P9"><text:tab/><text:tab/><text:tab/><text:tab/>字段名称_<text:span text:style-name="T11">1</text:span>:<text:bookmark-start text:name="__DdeLink__983_18268267923111"/>年报<text:bookmark-end text:name="__DdeLink__983_18268267923111"/><text:tab/></text:p>
      <text:p text:style-name="P8"/>
      <text:p text:style-name="P8"><text:tab/><text:tab/><text:tab/>功能名字_<text:span text:style-name="T8">6</text:span>:下载 <text:s/>功能类型:</text:p>
      <text:p text:style-name="P9"><text:tab/><text:tab/><text:tab/><text:tab/>字段名称_<text:span text:style-name="T11">1</text:span>:<text:bookmark-start text:name="__DdeLink__983_18268267923112"/>年报<text:bookmark-end text:name="__DdeLink__983_18268267923112"/><text:tab/></text:p>
      <text:p text:style-name="P8"><text:tab/></text:p>
      <text:p text:style-name="P8"><text:tab/><text:tab/>导航名_<text:span text:style-name="T12">3</text:span>:<text:bookmark-start text:name="__DdeLink__1368_11142258842"/><text:span text:style-name="T28">工商</text:span><text:bookmark-end text:name="__DdeLink__1368_11142258842"/><text:span text:style-name="T28">变更</text:span><text:span text:style-name="T29">(改一下这个名字)</text:span>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"/>字段名称_<text:span text:style-name="T2">1</text:span>:变更日期</text:p>
      <text:p text:style-name="P8"><text:tab/><text:tab/><text:tab/><text:tab/>字段名称_<text:span text:style-name="T2">2</text:span>:变更原因</text:p>
      <text:p text:style-name="P16"><text:tab/><text:tab/><text:tab/><text:tab/><text:span text:style-name="T18">字段名称_</text:span><text:span text:style-name="T26">3</text:span><text:span text:style-name="T18">:</text:span><text:bookmark-start text:name="__DdeLink__991_18268267924"/><text:span text:style-name="T18">变更</text:span><text:bookmark-end text:name="__DdeLink__991_18268267924"/><text:span text:style-name="T18">资料名称</text:span></text:p>
      <text:p text:style-name="P8"><text:tab/><text:tab/><text:tab/><text:tab/>字段名称_<text:span text:style-name="T46">4</text:span>:变更前内容</text:p>
      <text:p text:style-name="P8"><text:tab/><text:tab/><text:tab/><text:tab/>字段名称_<text:span text:style-name="T46">5</text:span>:<text:bookmark-start text:name="__DdeLink__632_1887009112"/>变更后内容<text:bookmark-end text:name="__DdeLink__632_1887009112"/></text:p>
      <text:p text:style-name="P16"><text:tab/><text:tab/><text:tab/><text:tab/>字段名称_<text:span text:style-name="T46">6</text:span>:负责经办人</text:p>
      <text:p text:style-name="P16"><text:tab/><text:tab/><text:tab/><text:tab/><text:span text:style-name="T18">字段名称_</text:span><text:span text:style-name="T25">7</text:span><text:span text:style-name="T18">:责任经办</text:span><text:span text:style-name="T26">人联系方式</text:span><text:tab/><text:tab/><text:tab/></text:p>
      <text:p text:style-name="P8"><text:tab/><text:tab/><text:tab/><text:tab/>字段名称_<text:span text:style-name="T46">8</text:span>:备注<text:bookmark-end text:name="__DdeLink__1277_5816739982"/></text:p>
      <text:p text:style-name="P10"><text:tab/><text:tab/><text:tab/><text:tab/></text:p>
      <text:p text:style-name="P8"/>
      <text:p text:style-name="P8"><text:tab/><text:tab/><text:tab/>功能名字_<text:span text:style-name="T51">2</text:span>:删除 <text:s/>功能类型:</text:p>
      <text:p text:style-name="P26"><text:tab/><text:tab/><text:tab/><text:tab/>提示:你确定要删除<text:span text:style-name="T52">吗?本条数据对应的工商注册信息之后操作的所有数据都会被删除哦,都将重新录入</text:span></text:p>
      <text:p text:style-name="P8"><text:tab/><text:tab/><text:tab/>功能名字_<text:span text:style-name="T51">3</text:span>:上传附件 <text:s/>功能类型:</text:p>
      <text:p text:style-name="P8"><text:tab/><text:tab/><text:tab/><text:tab/>字段名称_<text:span text:style-name="T5">1</text:span>:<text:bookmark-start text:name="__DdeLink__1370_11142258841112"/>相关<text:bookmark-end text:name="__DdeLink__1370_11142258841112"/>资料（名称） <text:s/></text:p>
      <text:p text:style-name="P8"/>
      <text:p text:style-name="P8"><text:tab/><text:tab/><text:tab/>功能名字_<text:span text:style-name="T51">4</text:span>:下载 <text:s/>功能类型:</text:p>
      <text:p text:style-name="P8"><text:tab/><text:tab/><text:tab/><text:tab/>字段名称_<text:span text:style-name="T5">1</text:span>:<text:bookmark-start text:name="__DdeLink__1370_11142258841122"/>相关<text:bookmark-end text:name="__DdeLink__1370_11142258841122"/>资料（名称） <text:s/></text:p>
      <text:p text:style-name="P8"/>
      <text:p text:style-name="P8"/>
      <text:p text:style-name="P19"><text:span text:style-name="T16">6-27日</text:span>修改的地方:</text:p>
      <text:p text:style-name="P12"><text:tab/><text:span text:style-name="T14">1.</text:span>工商注册 <text:s text:c="2"/>上传附件,下载附件,查看附件,删除附件</text:p>
      <text:p text:style-name="P12"><text:tab/><text:span text:style-name="T14">2.工商年检信息 <text:s text:c="2"/></text:span>上传附件,下载附件,查看附件,删除附件</text:p>
      <text:p text:style-name="P18"><text:tab/>3.工商税务变更 <text:s text:c="2"/><text:span text:style-name="T15">上传附件,下载附件,查看附件,删除附件</text:span></text:p>
      <text:p text:style-name="P18"><text:tab/>4.权限设置界面,<text:span text:style-name="T15">下拉权限,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14:51.497155739</meta:creation-date>
    <dc:date>2018-01-02T17:05:05.978917046</dc:date>
    <meta:editing-duration>PT6H18M28S</meta:editing-duration>
    <meta:editing-cycles>36</meta:editing-cycles>
    <meta:generator>LibreOffice/5.1.3.2$Linux_X86_64 LibreOffice_project/10$Build-2</meta:generator>
    <meta:document-statistic meta:table-count="0" meta:image-count="0" meta:object-count="0" meta:page-count="3" meta:paragraph-count="146" meta:word-count="2885" meta:character-count="4019" meta:non-whitespace-character-count="3183"/>
  </office:meta>
</office:document-meta>
</file>